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46cm"/>
    </style:style>
    <style:style style:name="co2" style:family="table-column">
      <style:table-column-properties fo:break-before="auto" style:column-width="5.039cm"/>
    </style:style>
    <style:style style:name="co3" style:family="table-column">
      <style:table-column-properties fo:break-before="auto" style:column-width="4.648cm"/>
    </style:style>
    <style:style style:name="co4" style:family="table-column">
      <style:table-column-properties fo:break-before="auto" style:column-width="4.927cm"/>
    </style:style>
    <style:style style:name="co5" style:family="table-column">
      <style:table-column-properties fo:break-before="auto" style:column-width="4.535cm"/>
    </style:style>
    <style:style style:name="co6" style:family="table-column">
      <style:table-column-properties fo:break-before="auto" style:column-width="21.168cm"/>
    </style:style>
    <style:style style:name="co7" style:family="table-column">
      <style:table-column-properties fo:break-before="auto" style:column-width="2.379cm"/>
    </style:style>
    <style:style style:name="co8" style:family="table-column">
      <style:table-column-properties fo:break-before="auto" style:column-width="2.351cm"/>
    </style:style>
    <style:style style:name="co9" style:family="table-column">
      <style:table-column-properties fo:break-before="auto" style:column-width="2.686cm"/>
    </style:style>
    <style:style style:name="co10" style:family="table-column">
      <style:table-column-properties fo:break-before="auto" style:column-width="3.978cm"/>
    </style:style>
    <style:style style:name="co11" style:family="table-column">
      <style:table-column-properties fo:break-before="auto" style:column-width="3.752cm"/>
    </style:style>
    <style:style style:name="co12" style:family="table-column">
      <style:table-column-properties fo:break-before="auto" style:column-width="4.228cm"/>
    </style:style>
    <style:style style:name="co13" style:family="table-column">
      <style:table-column-properties fo:break-before="auto" style:column-width="3.276cm"/>
    </style:style>
    <style:style style:name="co14" style:family="table-column">
      <style:table-column-properties fo:break-before="auto" style:column-width="2.66cm"/>
    </style:style>
    <style:style style:name="co15" style:family="table-column">
      <style:table-column-properties fo:break-before="auto" style:column-width="4.2cm"/>
    </style:style>
    <style:style style:name="co16" style:family="table-column">
      <style:table-column-properties fo:break-before="auto" style:column-width="2.828cm"/>
    </style:style>
    <style:style style:name="co17" style:family="table-column">
      <style:table-column-properties fo:break-before="auto" style:column-width="2.258cm"/>
    </style:style>
    <style:style style:name="ro1" style:family="table-row">
      <style:table-row-properties style:row-height="2.09cm" fo:break-before="auto" style:use-optimal-row-height="false"/>
    </style:style>
    <style:style style:name="ro2" style:family="table-row">
      <style:table-row-properties style:row-height="3.475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000"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0.06pt solid #000000" fo:background-color="#fff2cc"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table-cell-properties fo:border-bottom="0.74pt dotted #000000" fo:background-color="#d0e0e3"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0e0e3"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0e0e3"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fo:border-bottom="0.74pt dotted #000000" fo:background-color="#ead1dc"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ad1dc"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6pt solid #000000" fo:background-color="#d0e0e3"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fo:min-height="1.599cm" loext:decorative="false"/>
      <style:paragraph-properties style:writing-mode="lr-tb"/>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number-columns-repeated="9" table:default-cell-style-name="Default"/>
        <table:table-column table:style-name="co16" table:number-columns-repeated="996" table:default-cell-style-name="Default"/>
        <table:table-row table:style-name="ro1">
          <table:table-cell table:style-name="ce1"/>
          <table:table-cell table:style-name="ce17" office:value-type="string" calcext:value-type="string" table:number-columns-spanned="4" table:number-rows-spanned="1">
            <text:p>Input Layer</text:p>
          </table:table-cell>
          <table:covered-table-cell table:number-columns-repeated="2" table:style-name="ce14"/>
          <table:covered-table-cell table:style-name="ce26"/>
          <table:table-cell table:style-name="ce17"/>
          <table:table-cell table:style-name="ce88" office:value-type="string" calcext:value-type="string" table:number-columns-spanned="3" table:number-rows-spanned="1">
            <text:p>Index Score Layer </text:p>
          </table:table-cell>
          <table:covered-table-cell table:style-name="ce14"/>
          <table:covered-table-cell table:style-name="ce26"/>
          <table:table-cell table:style-name="ce93" office:value-type="string" calcext:value-type="string" table:number-columns-spanned="2" table:number-rows-spanned="1">
            <text:p>Multiple Buffer Point</text:p>
          </table:table-cell>
          <table:covered-table-cell table:style-name="ce26"/>
          <table:table-cell table:style-name="ce88" office:value-type="string" calcext:value-type="string" table:number-columns-spanned="2" table:number-rows-spanned="1">
            <text:p>Single Buffer Point</text:p>
          </table:table-cell>
          <table:covered-table-cell table:style-name="ce26"/>
          <table:table-cell table:style-name="ce93" office:value-type="string" calcext:value-type="string" table:number-columns-spanned="2" table:number-rows-spanned="1">
            <office:annotation draw:style-name="gr1" svg:width="2.899cm" svg:height="2.176cm" svg:x="66.227cm" svg:y="0cm" draw:caption-point-x="-0.61cm" draw:caption-point-y="0.01cm">
              <dc:creator>Unknown Author</dc:creator>
              <dc:date>2024-09-17T08:54:00</dc:date>
              <text:p>I think this is a project level option, not a layer level.</text:p>
              <text:p/>
            </office:annotation>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cell table:number-columns-repeated="996"/>
        </table:table-row>
        <table:table-row table:style-name="ro2">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88" office:value-type="string" calcext:value-type="string">
            <text:p>Default Index Score</text:p>
          </table:table-cell>
          <table:table-cell table:style-name="ce88" office:value-type="string" calcext:value-type="string">
            <text:p>Index Score</text:p>
          </table:table-cell>
          <table:table-cell table:style-name="ce88" office:value-type="string" calcext:value-type="string">
            <text:p>Use Default Index Score</text:p>
          </table:table-cell>
          <table:table-cell table:style-name="ce93" office:value-type="string" calcext:value-type="string">
            <text:p>Default Multi Buffer Distances</text:p>
          </table:table-cell>
          <table:table-cell table:style-name="ce93" office:value-type="string" calcext:value-type="string">
            <text:p>Use Multi Buffer Point</text:p>
          </table:table-cell>
          <table:table-cell table:style-name="ce88" office:value-type="string" calcext:value-type="string">
            <text:p>Default Single Buffer Distance</text:p>
          </table:table-cell>
          <table:table-cell table:style-name="ce88" office:value-type="string" calcext:value-type="string">
            <text:p>Use Single Buffer Point</text:p>
          </table:table-cell>
          <table:table-cell table:style-name="ce93" office:value-type="string" calcext:value-type="string">
            <text:p>Default pixel</text:p>
          </table:table-cell>
          <table:table-cell table:style-name="ce93"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cell table:number-columns-repeated="996"/>
        </table:table-row>
        <table:table-row table:style-name="ro3">
          <table:table-cell table:style-name="ce2"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15" office:value-type="string" calcext:value-type="string">
            <text:p>Workplace Discrimination</text:p>
          </table:table-cell>
          <table:table-cell table:style-name="ce19" office:value-type="string" calcext:value-type="string">
            <office:annotation draw:style-name="gr2" draw:text-style-name="P2" svg:width="30.434cm" svg:height="9.895cm" svg:x="15.656cm" svg:y="7.841cm" draw:caption-point-x="-0.407cm" draw:caption-point-y="-2.266cm">
              <dc:date>2024-09-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string" calcext:value-type="string">
            <text:p>Workplace_Index</text:p>
          </table:table-cell>
          <table:table-cell table:style-name="ce27" office:value-type="string" calcext:value-type="string">
            <text:p><text:span text:style-name="T2">Workplace Discrimination</text:span></text:p>
            <text:p/>
            <text:p><text:span text:style-name="T3">This tab represents data at the national level and must be standardized on a scale ranging from 0 to 5. This indicator is composed by the Workplace Index score of the WBL 2024. The data is already formatted on scale from 1 to 100.</text:span></text:p>
            <text:p/>
            <text:p><text:span text:style-name="T2">Input: </text:span><text:span text:style-name="T4">The input field takes in the WBL index score.</text:span></text:p>
            <text:p/>
            <text:p><text:span text:style-name="T2">Output:</text:span><text:span text:style-name="T4">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37" office:value-type="float" office:value="83.8" calcext:value-type="float">
            <text:p>83.8</text:p>
          </table:table-cell>
          <table:table-cell table:style-name="ce37" office:value-type="float" office:value="100" calcext:value-type="float">
            <text:p>100</text:p>
          </table:table-cell>
          <table:table-cell table:style-name="ce37" table:formula="of:=TRUE()" office:value-type="float" office:value="1" calcext:value-type="float">
            <text:p>1</text:p>
          </table:table-cell>
          <table:table-cell table:style-name="ce42" office:value-type="string" calcext:value-type="string">
            <text:p>0,0,0</text:p>
          </table:table-cell>
          <table:table-cell table:style-name="ce42" office:value-type="float" office:value="0" calcext:value-type="float">
            <text:p>0</text:p>
          </table:table-cell>
          <table:table-cell table:number-columns-repeated="2" table:style-name="ce37" office:value-type="float" office:value="0" calcext:value-type="float">
            <text:p>0</text:p>
          </table:table-cell>
          <table:table-cell table:number-columns-repeated="2" table:style-name="ce42" office:value-type="float" office:value="0" calcext:value-type="float">
            <text:p>0</text:p>
          </table:table-cell>
          <table:table-cell table:style-name="ce37" office:value-type="float" office:value="0" calcext:value-type="float">
            <text:p>0</text:p>
          </table:table-cell>
          <table:table-cell table:style-name="ce54" office:value-type="float" office:value="0" calcext:value-type="float">
            <text:p>0</text:p>
          </table:table-cell>
          <table:table-cell table:style-name="ce59" table:formula="of:=TRUE()" office:value-type="float" office:value="1" calcext:value-type="float">
            <text:p>1</text:p>
          </table:table-cell>
          <table:table-cell table:style-name="ce60" table:formula="of:=TRUE()" office:value-type="float" office:value="1" calcext:value-type="float">
            <text:p>1</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number-columns-repeated="996"/>
        </table:table-row>
        <table:table-row table:style-name="ro3">
          <table:table-cell table:style-name="ce2" office:value-type="float" office:value="2" calcext:value-type="float">
            <text:p>2</text:p>
          </table:table-cell>
          <table:covered-table-cell table:style-name="ce7"/>
          <table:table-cell table:style-name="ce16" office:value-type="string" calcext:value-type="string">
            <text:p>Regulatory Frameworks</text:p>
          </table:table-cell>
          <table:table-cell table:style-name="ce20" office:value-type="string" calcext:value-type="string">
            <text:p>WBL 2024 Pay+Parenthood Index Score</text:p>
          </table:table-cell>
          <table:table-cell table:style-name="ce20" office:value-type="string" calcext:value-type="string">
            <text:p>Pay_Parenthood_Index</text:p>
          </table:table-cell>
          <table:table-cell table:style-name="ce28" office:value-type="string" calcext:value-type="string">
            <text:p><text:span text:style-name="T2">Regulatory Frameworks</text:span></text:p>
            <text:p/>
            <text:p><text:span text:style-name="T3">This tab computes a raster containing a standardized measure of the regulatory frameworks afforded to women in the country of interest. </text:span></text:p>
            <text:p/>
            <text:p><text:span text:style-name="T2">Input</text:span><text:span text:style-name="T4">: The input fields take in the WBL Pay and Parenthood Index Scores percentage that represents the level of protective policies afforded to women. The calculation of this percentage is described in detail in the methodological framework document. </text:span></text:p>
            <text:p/>
            <text:p><text:span text:style-name="T2">Output:</text:span><text:span text:style-name="T4">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office:value-type="float" office:value="3" calcext:value-type="float">
            <text:p>3</text:p>
          </table:table-cell>
          <table:covered-table-cell table:style-name="ce7"/>
          <table:table-cell table:style-name="ce16" office:value-type="string" calcext:value-type="string">
            <text:p>Financial Inclusion</text:p>
          </table:table-cell>
          <table:table-cell table:style-name="ce20" office:value-type="string" calcext:value-type="string">
            <text:p>WBL 2024 Entrepeneurship Index Score</text:p>
          </table:table-cell>
          <table:table-cell table:style-name="ce20" office:value-type="string" calcext:value-type="string">
            <text:p>Entrepeneurship_Index </text:p>
          </table:table-cell>
          <table:table-cell table:style-name="ce28" office:value-type="string" calcext:value-type="string">
            <text:p><text:span text:style-name="T2">Financial Inclusion</text:span></text:p>
            <text:p/>
            <text:p><text:span text:style-name="T3">This tab computes a raster containing a standardized measure of the percentage of women who have a bank account or have borrowed from a formal financial institution.   </text:span></text:p>
            <text:p/>
            <text:p><text:span text:style-name="T2">Input</text:span><text:span text:style-name="T4">: The input field takes in the percentage of women who have a bank account (WBL Entrepeneurship Index Score). </text:span></text:p>
            <text:p/>
            <text:p><text:span text:style-name="T2">Output</text:span><text:span text:style-name="T4">: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69" office:value-type="string" calcext:value-type="string" table:number-columns-spanned="1" table:number-rows-spanned="5">
            <text:p>Women's Travel Patterns</text:p>
          </table:table-cell>
          <table:table-cell table:style-name="ce21" office:value-type="string" calcext:value-type="string">
            <text:p>Location of kindergartens/childcare</text:p>
          </table:table-cell>
          <table:table-cell table:style-name="ce21" office:value-type="string" calcext:value-type="string">
            <text:p>Kindergartens_Location</text:p>
          </table:table-cell>
          <table:table-cell table:style-name="ce81" office:value-type="string" calcext:value-type="string" table:number-columns-spanned="1" table:number-rows-spanned="5">
            <text:p><text:span text:style-name="T2">Women's Travel Patterns</text:span></text:p>
            <text:p/>
            <text:p><text:span text:style-name="T3">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
            <text:p><text:span text:style-name="T2">Step 1: </text:span><text:span text:style-name="T4">This step is repeated for each facility type.  </text:span></text:p>
            <text:p/>
            <text:p><text:span text:style-name="T2">Input: </text:span><text:span text:style-name="T4">Point locations (.shp) of amenities related to women's role as caregivers, including childcare, primary and secondary schools, markets, grocery stores and recreational areas. </text:span></text:p>
            <text:p/>
            <text:p><text:span text:style-name="T2">Travel mode: </text:span><text:span text:style-name="T4">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Step 2:</text:span><text:span text:style-name="T4"> The algorithm aggregates all raster layers created in step 1 by calculating the mean score for each pixel.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rimary schools </text:p>
          </table:table-cell>
          <table:table-cell table:style-name="ce21" office:value-type="string" calcext:value-type="string">
            <text:p>Primary_School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groceries</text:p>
          </table:table-cell>
          <table:table-cell table:style-name="ce21" office:value-type="string" calcext:value-type="string">
            <text:p>Grocer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harmacies</text:p>
          </table:table-cell>
          <table:table-cell table:style-name="ce21" office:value-type="string" calcext:value-type="string">
            <text:p>Pharmac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DVI</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1" office:value-type="string" calcext:value-type="string">
            <text:p>Location of green spaces </text:p>
          </table:table-cell>
          <table:table-cell table:style-name="ce21" office:value-type="string" calcext:value-type="string">
            <text:p>Green_Space_location</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5" calcext:value-type="float">
            <text:p>5</text:p>
          </table:table-cell>
          <table:covered-table-cell table:style-name="ce7"/>
          <table:table-cell table:style-name="ce69" office:value-type="string" calcext:value-type="string">
            <text:p>Access to Public Transport</text:p>
          </table:table-cell>
          <table:table-cell table:style-name="ce21" office:value-type="string" calcext:value-type="string">
            <text:p>Location of public transportation stops, including maritime</text:p>
          </table:table-cell>
          <table:table-cell table:style-name="ce21" office:value-type="string" calcext:value-type="string">
            <text:p>Pulic_Transport_location</text:p>
          </table:table-cell>
          <table:table-cell table:style-name="ce81" office:value-type="string" calcext:value-type="string">
            <text:p><text:span text:style-name="T2">Access to Public Transport</text:span></text:p>
            <text:p/>
            <text:p><text:span text:style-name="T3">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public transport stop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6" calcext:value-type="float">
            <text:p>6</text:p>
          </table:table-cell>
          <table:covered-table-cell table:style-name="ce7"/>
          <table:table-cell table:style-name="ce69" office:value-type="string" calcext:value-type="string">
            <text:p>Access to Health Facilities</text:p>
          </table:table-cell>
          <table:table-cell table:style-name="ce21" office:value-type="string" calcext:value-type="string">
            <text:p>Location of hospitals and clinics</text:p>
          </table:table-cell>
          <table:table-cell table:style-name="ce21" office:value-type="string" calcext:value-type="string">
            <text:p>Hospital_Location</text:p>
          </table:table-cell>
          <table:table-cell table:style-name="ce81" office:value-type="string" calcext:value-type="string">
            <text:p><text:span text:style-name="T2">Health Facilities</text:span></text:p>
            <text:p/>
            <text:p><text:span text:style-name="T3">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health facilities such as hospitals and women's health clinic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7" calcext:value-type="float">
            <text:p>7</text:p>
          </table:table-cell>
          <table:covered-table-cell table:style-name="ce7"/>
          <table:table-cell table:style-name="ce69" office:value-type="string" calcext:value-type="string">
            <text:p>Access to Education and Training Facilities</text:p>
          </table:table-cell>
          <table:table-cell table:style-name="ce21" office:value-type="string" calcext:value-type="string">
            <text:p>Location of universities and technical schools</text:p>
          </table:table-cell>
          <table:table-cell table:style-name="ce21" office:value-type="string" calcext:value-type="string">
            <text:p>Universities_Location</text:p>
          </table:table-cell>
          <table:table-cell table:style-name="ce81" office:value-type="string" calcext:value-type="string">
            <text:p><text:span text:style-name="T2">Education and Training Facilities</text:span></text:p>
            <text:p/>
            <text:p><text:span text:style-name="T3">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universities and technical training facilitie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 </text:span><text:span text:style-name="T4">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8" calcext:value-type="float">
            <text:p>8</text:p>
          </table:table-cell>
          <table:covered-table-cell table:style-name="ce7"/>
          <table:table-cell table:style-name="ce69" office:value-type="string" calcext:value-type="string">
            <text:p>Access to Financial Facilities</text:p>
          </table:table-cell>
          <table:table-cell table:style-name="ce21" office:value-type="string" calcext:value-type="string">
            <text:p>Location of Banks and other FF</text:p>
          </table:table-cell>
          <table:table-cell table:style-name="ce21" office:value-type="string" calcext:value-type="string">
            <text:p>Banks_Location</text:p>
          </table:table-cell>
          <table:table-cell table:style-name="ce81" office:value-type="string" calcext:value-type="string">
            <text:p><text:span text:style-name="T2">Financial Facilities</text:span></text:p>
            <text:p/>
            <text:p><text:span text:style-name="T3">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financial facilities such as banks and ATM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9" calcext:value-type="float" table:number-columns-spanned="1" table:number-rows-spanned="4">
            <text:p>9</text:p>
          </table:table-cell>
          <table:table-cell table:style-name="ce9" office:value-type="string" calcext:value-type="string" table:number-columns-spanned="1" table:number-rows-spanned="14">
            <text:p>Place Characterization</text:p>
          </table:table-cell>
          <table:table-cell table:style-name="ce70" office:value-type="string" calcext:value-type="string" table:number-columns-spanned="1" table:number-rows-spanned="4">
            <text:p>Active Transport</text:p>
          </table:table-cell>
          <table:table-cell table:style-name="ce22" office:value-type="string" calcext:value-type="string">
            <text:p>Location of street crossings</text:p>
          </table:table-cell>
          <table:table-cell table:style-name="ce22" office:value-type="string" calcext:value-type="string">
            <text:p>Street_Crossing_Location</text:p>
          </table:table-cell>
          <table:table-cell table:style-name="ce84" office:value-type="string" calcext:value-type="string" table:number-columns-spanned="1" table:number-rows-spanned="4">
            <text:p><text:span text:style-name="T2">Active Transport</text:span></text:p>
            <text:p/>
            <text:p><text:span text:style-name="T3">This tab defines areas based on the degree to which they support safe and efficient active transport (walking, cycling and other forms of non-motorized transport) for women, through the classification of road type. </text:span></text:p>
            <text:p/>
            <text:p><text:span text:style-name="T2">Input: </text:span><text:span text:style-name="T4">A road network polyline layer (.shp) such as cycle paths, and pathways.  A point layer (.shp) such as crosswalks points. A polygon (.shp) for blocks.</text:span></text:p>
            <text:p/>
            <text:p><text:span text:style-name="T2">Process:</text:span><text:span text:style-name="T4"> The user inputs all the required layers. The territory is then divided into 100m by 100m rasters.</text:span></text:p>
            <text:p/>
            <text:p><text:span text:style-name="T3">If there:</text:span></text:p>
            <text:p><text:span text:style-name="T3">- No features in a raster cell, a value of 0 is assigned.</text:span></text:p>
            <text:p><text:span text:style-name="T3">- Is 1 feature in a raster cell, a value of 3 is assigned.</text:span></text:p>
            <text:p><text:span text:style-name="T3">- Are 2 or more features in a raster cell, a value of 5 is assigned.</text:span></text:p>
            <text:p/>
            <text:p><text:span text:style-name="T2">Output: A </text:span><text:span text:style-name="T4">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cycle paths</text:p>
          </table:table-cell>
          <table:table-cell table:style-name="ce22" office:value-type="string" calcext:value-type="string">
            <text:p>Cycle_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footpaths</text:p>
          </table:table-cell>
          <table:table-cell table:style-name="ce22" office:value-type="string" calcext:value-type="string">
            <text:p>Foot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2" office:value-type="string" calcext:value-type="string">
            <text:p>Block Layout</text:p>
          </table:table-cell>
          <table:table-cell table:style-name="ce22" office:value-type="string" calcext:value-type="string">
            <text:p>Block_Layou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0" calcext:value-type="float">
            <text:p>10</text:p>
          </table:table-cell>
          <table:covered-table-cell table:style-name="ce7"/>
          <table:table-cell table:style-name="ce70" office:value-type="string" calcext:value-type="string">
            <office:annotation draw:style-name="gr2" draw:text-style-name="P2" svg:width="33.01cm" svg:height="9.895cm" svg:x="10.729cm" svg:y="40.013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22" office:value-type="string" calcext:value-type="string">
            <text:p>Street lights/Nigthttime ligths</text:p>
          </table:table-cell>
          <table:table-cell table:style-name="ce22" office:value-type="string" calcext:value-type="string">
            <text:p>Street_Lights</text:p>
          </table:table-cell>
          <table:table-cell table:style-name="ce84" office:value-type="string" calcext:value-type="string">
            <text:p><text:span text:style-name="T2">Safety</text:span></text:p>
            <text:p/>
            <text:p><text:span text:style-name="T3">This tab defines areas based on how brightly lit they are and assumes that brightly lit areas are safer than areas with no lights.</text:span></text:p>
            <text:p/>
            <text:p><text:span text:style-name="T2">nput: </text:span><text:span text:style-name="T4">Streetlight Locations (.shp, Point) or, if unavailable, VIIRS Nighttime Lights dataset (.tif) may be used as proxy data for streetlight locations. Alternatively, Perceived Safety data (.shp, Polygon) can be used if other data is unavailable. (</text:span><text:span text:style-name="T5">Important note:</text:span><text:span text:style-name="T4"> If used for assessing safe urban design, nighttime lights should be excluded from the calculation of Electrical access.)</text:span></text:p>
            <text:p/>
            <text:p><text:span text:style-name="T2">Output:</text:span><text:span text:style-name="T4">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62" office:value-type="string" calcext:value-type="string">
            <text:p>Nightime lights</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table:formula="of:=TRUE()" office:value-type="float" office:value="1" calcext:value-type="float">
            <text:p>1</text:p>
          </table:table-cell>
          <table:table-cell table:style-name="ce50" table:formula="of:=TRUE()" office:value-type="float" office:value="1" calcext:value-type="float">
            <text:p>1</text:p>
          </table:table-cell>
          <table:table-cell table:number-columns-repeated="996"/>
        </table:table-row>
        <table:table-row table:style-name="ro3">
          <table:table-cell table:style-name="ce4" office:value-type="float" office:value="11" calcext:value-type="float">
            <text:p>11</text:p>
          </table:table-cell>
          <table:covered-table-cell table:style-name="ce7"/>
          <table:table-cell table:style-name="ce70" office:value-type="string" calcext:value-type="string">
            <office:annotation draw:style-name="gr3" draw:text-style-name="P2" svg:width="33.01cm" svg:height="13.917cm" svg:x="10.729cm" svg:y="42.02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22" office:value-type="string" calcext:value-type="string">
            <text:p>ACLED data (Violence Estimated Events)</text:p>
          </table:table-cell>
          <table:table-cell table:style-name="ce22" office:value-type="string" calcext:value-type="string">
            <text:p>FCV</text:p>
          </table:table-cell>
          <table:table-cell table:style-name="ce84" office:value-type="string" calcext:value-type="string">
            <text:p><text:span text:style-name="T2">Fragility, conflict, and violence</text:span></text:p>
            <text:p/>
            <text:p><text:span text:style-name="T3">This indicator is structured by assigning scores to rasters based on their overlap with buffers indicating different types of events.  </text:span></text:p>
            <text:p/>
            <text:p><text:span text:style-name="T2">Input:</text:span><text:span text:style-name="T4"> ACLED data as a csv file (.csv). If the impact radius of an event is known, it should be used instead.</text:span></text:p>
            <text:p/>
            <text:p><text:span text:style-name="T2">Output</text:span><text:span text:style-name="T4">: A raster file containing values ranging from 0 to 5 is saved to the output directory. Regions with score of 0 overlap with bufers of serious events. Regions with a score of 5 do not overlap with buffers of any event/s.</text:span></text:p>
            <text:p/>
            <text:p><text:span text:style-name="T2">Warning: </text:span><text:span text:style-name="T4">The processing may take a very long time to complete, during which QGIS might become unresponsive.  </text:span></text:p>
          </table:table-cell>
          <table:table-cell table:number-columns-repeated="3" table:style-name="ce38" office:value-type="float" office:value="0" calcext:value-type="float">
            <text:p>0</text:p>
          </table:table-cell>
          <table:table-cell table:style-name="ce43" office:value-type="string" calcext:value-type="string">
            <text:p>check (input radius)</text:p>
          </table:table-cell>
          <table:table-cell table:style-name="ce43" table:formula="of:=TRUE()" office:value-type="float" office:value="1" calcext:value-type="float">
            <text:p>1</text:p>
          </table:table-cell>
          <table:table-cell table:style-name="ce38" office:value-type="string" calcext:value-type="string">
            <text:p>?</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62" office:value-type="string" calcext:value-type="string">
            <text:p>ACLED</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2" calcext:value-type="float">
            <text:p>12</text:p>
          </table:table-cell>
          <table:covered-table-cell table:style-name="ce7"/>
          <table:table-cell table:style-name="ce70" office:value-type="string" calcext:value-type="string">
            <text:p>Education</text:p>
          </table:table-cell>
          <table:table-cell table:style-name="ce22" office:value-type="string" calcext:value-type="string">
            <text:p>percentage of the labor force comprising women with university degrees </text:p>
          </table:table-cell>
          <table:table-cell table:style-name="ce22" office:value-type="string" calcext:value-type="string">
            <text:p>Education</text:p>
          </table:table-cell>
          <table:table-cell table:style-name="ce84" office:value-type="string" calcext:value-type="string">
            <text:p><text:span text:style-name="T2">Education</text:span></text:p>
            <text:p/>
            <text:p><text:span text:style-name="T3">This tab computes a raster containing a standardized measure of the percentage of women who have achieved a post-secondary education in the country of interest.   </text:span></text:p>
            <text:p/>
            <text:p><text:span text:style-name="T2">Input: </text:span><text:span text:style-name="T4">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
            <text:p><text:span text:style-name="T2">Output: </text:span><text:span text:style-name="T4">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string" calcext:value-type="string">
            <text:p>Central Statistics Office/</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3" calcext:value-type="float">
            <text:p>13</text:p>
          </table:table-cell>
          <table:covered-table-cell table:style-name="ce7"/>
          <table:table-cell table:style-name="ce70" office:value-type="string" calcext:value-type="string">
            <text:p>Digital Inclusion</text:p>
          </table:table-cell>
          <table:table-cell table:style-name="ce22" office:value-type="string" calcext:value-type="string">
            <text:p>Individuals using the Internet (% of population)</text:p>
          </table:table-cell>
          <table:table-cell table:style-name="ce22" office:value-type="string" calcext:value-type="string">
            <text:p>Digital_Inclusion</text:p>
          </table:table-cell>
          <table:table-cell table:style-name="ce84" office:value-type="string" calcext:value-type="string">
            <text:p><text:span text:style-name="T2">Digital Inclusion</text:span></text:p>
            <text:p/>
            <text:p><text:span text:style-name="T3">This tab characterizes areas based on the percentage of houses with access to the Internet. </text:span></text:p>
            <text:p/>
            <text:p><text:span text:style-name="T2">Input: </text:span><text:span text:style-name="T4">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
            <text:p><text:span text:style-name="T2">Output: </text:span><text:span text:style-name="T4">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World Bank</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4" calcext:value-type="float">
            <text:p>14</text:p>
          </table:table-cell>
          <table:covered-table-cell table:style-name="ce7"/>
          <table:table-cell table:style-name="ce70" office:value-type="string" calcext:value-type="string" table:number-columns-spanned="1" table:number-rows-spanned="5">
            <text:p>Environmental Hazards</text:p>
          </table:table-cell>
          <table:table-cell table:style-name="ce22" office:value-type="string" calcext:value-type="string">
            <text:p>Fire Hazards</text:p>
          </table:table-cell>
          <table:table-cell table:style-name="ce22" office:value-type="string" calcext:value-type="string">
            <text:p>Fire</text:p>
          </table:table-cell>
          <table:table-cell table:style-name="ce84" office:value-type="string" calcext:value-type="string" table:number-columns-spanned="1" table:number-rows-spanned="5">
            <text:p><text:span text:style-name="T2">Environmental Hazards</text:span></text:p>
            <text:p/>
            <text:p><text:span text:style-name="T3">This tab characterizes areas based on their vulnerability to environmental hazards.</text:span></text:p>
            <text:p/>
            <text:p><text:span text:style-name="T2">Input: </text:span><text:span text:style-name="T4">One or many raster layers.</text:span></text:p>
            <text:p><text:span text:style-name="T3">The hazard datasets used are:</text:span></text:p>
            <text:p><text:span text:style-name="T3">1. Forest Fire: Active Fires Density (2003 - 2004)</text:span></text:p>
            <text:p><text:span text:style-name="T3">2. Flood: Flood Hazard</text:span></text:p>
            <text:p><text:span text:style-name="T3">3. Landslide: Landslide Susceptibility</text:span></text:p>
            <text:p><text:span text:style-name="T3">4. Tropical Cyclone: Frequency of Tropical Cyclones</text:span></text:p>
            <text:p><text:span text:style-name="T3">5. Drought: Global Drought Hazard based on the Standardized Precipitation Evapotranspiration Index (SPEI)</text:span></text:p>
            <text:p/>
            <text:p><text:span text:style-name="T2">Step 1 </text:span></text:p>
            <text:p><text:span text:style-name="T3">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
            <text:p><text:span text:style-name="T2">Step 2 </text:span></text:p>
            <text:p><text:span text:style-name="T3">The algorithm identifies all raster layers created in step 1 and aggregates them by calculating the mean score for each pixel. The default raster output filename does not need to be altered unless the user wishes. </text:span></text:p>
            <text:p/>
            <text:p><text:span text:style-name="T2">Output: </text:span><text:span text:style-name="T4">A raster file containing values ranging from 0 to 5 is saved to the output directory. A value of 5 indicates areas where natural disaster risk is lowest. A value of 0 indicates areas where environmental hazard risk is highest.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Flood Hazards</text:p>
          </table:table-cell>
          <table:table-cell table:style-name="ce22" office:value-type="string" calcext:value-type="string">
            <text:p>Flood</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number-columns-repeated="2" table:style-name="ce22" office:value-type="string" calcext:value-type="string">
            <text:p>Landslid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Tropical Cyclone</text:p>
          </table:table-cell>
          <table:table-cell table:style-name="ce22" office:value-type="string" calcext:value-type="string">
            <text:p>Cyclon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covered-table-cell table:style-name="ce12"/>
          <table:table-cell table:number-columns-repeated="2" table:style-name="ce22" office:value-type="string" calcext:value-type="string">
            <text:p>Drough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table-cell table:style-name="ce70" office:value-type="string" calcext:value-type="string">
            <text:p>Water sanitation</text:p>
          </table:table-cell>
          <table:table-cell table:style-name="ce22" office:value-type="string" calcext:value-type="string">
            <text:p>Water points (OSM), catch basins, water valves and fire hydrants</text:p>
          </table:table-cell>
          <table:table-cell table:style-name="ce22"/>
          <table:table-cell table:style-name="ce84" office:value-type="string" calcext:value-type="string">
            <text:p><text:span text:style-name="T2">Water and Sanitation</text:span></text:p>
            <text:p/>
            <text:p><text:span text:style-name="T3">This tab generates a raster map representing the spatial distribution of water and sanitation services across the country of interest.</text:span></text:p>
            <text:p/>
            <text:p><text:span text:style-name="T2">Input: </text:span><text:span text:style-name="T4">Point layer (.shp) of water and sanitation facility locations</text:span></text:p>
            <text:p/>
            <text:p><text:span text:style-name="T2">Process:</text:span><text:span text:style-name="T4">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
            <text:p><text:span text:style-name="T3">5: Within 1000 meters of one or more water/sanitation points</text:span></text:p>
            <text:p><text:span text:style-name="T3">0: No water/sanitation points within 1000 meters</text:span></text:p>
            <text:p/>
            <text:p><text:span text:style-name="T2">Output: </text:span><text:span text:style-name="T4">A raster file with values ranging from 0 to 5, where higher values indicate areas with better access to water and sanitation services.</text:span></text:p>
          </table:table-cell>
          <table:table-cell table:number-columns-repeated="3" table:style-name="ce38" office:value-type="float" office:value="0" calcext:value-type="float">
            <text:p>0</text:p>
          </table:table-cell>
          <table:table-cell table:style-name="ce43" office:value-type="float" office:value="1000" calcext:value-type="float">
            <text:p>1000</text:p>
          </table:table-cell>
          <table:table-cell table:style-name="ce43" table:formula="of:=TRUE()" office:value-type="float" office:value="1" calcext:value-type="float">
            <text:p>1</text:p>
          </table:table-cell>
          <table:table-cell table:style-name="ce38" office:value-type="float" office:value="1000" calcext:value-type="float">
            <text:p>1000</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10" office:value-type="string" calcext:value-type="string">
            <text:p>About </text:p>
          </table:table-cell>
          <table:table-cell table:style-name="ce10"/>
          <table:table-cell table:style-name="ce23" table:number-columns-repeated="2"/>
          <table:table-cell table:style-name="ce33" office:value-type="string" calcext:value-type="string">
            <text:p><text:span text:style-name="T2">About</text:span></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
            <text:p><text:span text:style-name="T3">For information on how to use the tool, consult the tool manual maintained in the tools GitHub repository. </text:span></text:p>
            <text:p/>
            <text:p><text:span text:style-name="T2">Brief summary of the framework </text:span></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3">The range of scores within each layer can broadly be interpreted as follows: </text:span></text:p>
            <text:p/>
            <text:p><text:span text:style-name="T3"> Score range      Class     Interpretation</text:span></text:p>
            <text:p><text:span text:style-name="T3">0.00 - 0.50        0            Not enabling </text:span></text:p>
            <text:p><text:span text:style-name="T3">0.51 - 1.50        1            Very low enabling </text:span></text:p>
            <text:p><text:span text:style-name="T3">1.51 - 2.50        2            Low enabling </text:span></text:p>
            <text:p><text:span text:style-name="T3">2.51 - 3.50        3           Moderately enabling</text:span></text:p>
            <text:p><text:span text:style-name="T3">3.51 - 4.50        4           Enabling </text:span></text:p>
            <text:p><text:span text:style-name="T3">4.51 - 5.00        5           Highly enabling </text:span></text:p>
            <text:p/>
            <text:p><text:span text:style-name="T3">  </text:span></text:p>
            <text:p><text:span text:style-name="T2">Confidence Level</text:span><text:span text:style-name="T4"> </text:span></text:p>
            <text:p><text:span text:style-name="T3">An overall confidence level is assigned to the final aggregate output based on the percentage of factors included in the aggregation. The level of confidence in the overall result can be interpreted as follows: </text:span></text:p>
            <text:p><text:span text:style-name="T3">0-24% = Very low confidence </text:span></text:p>
            <text:p><text:span text:style-name="T3">25-49% = Low confidence </text:span></text:p>
            <text:p><text:span text:style-name="T3">50-74% = Medium confidence </text:span></text:p>
            <text:p><text:span text:style-name="T3">75-89% = High confidence </text:span></text:p>
            <text:p><text:span text:style-name="T3">90-100% = Very high confidence </text:span></text:p>
            <text:p/>
            <text:p><text:span text:style-name="T2">Insights</text:span></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3">1 - Very low enablement, low population </text:span></text:p>
            <text:p><text:span text:style-name="T3">2 - Very low enablement, medium population </text:span></text:p>
            <text:p><text:span text:style-name="T3">3 - Very low enablement, high population </text:span></text:p>
            <text:p><text:span text:style-name="T3">4 - Low enablement, low population </text:span></text:p>
            <text:p><text:span text:style-name="T3">5 - Low enablement, medium population </text:span></text:p>
            <text:p><text:span text:style-name="T3">6 - Low enablement, high population </text:span></text:p>
            <text:p><text:span text:style-name="T3">7 - Moderately enabling, low population </text:span></text:p>
            <text:p><text:span text:style-name="T3">8 - Moderately enabling, medium population </text:span></text:p>
            <text:p><text:span text:style-name="T3">9 - Moderately enabling, high population </text:span></text:p>
            <text:p><text:span text:style-name="T3">10 - Enabling, low population </text:span></text:p>
            <text:p><text:span text:style-name="T3">11 - Enabling, medium population </text:span></text:p>
            <text:p><text:span text:style-name="T3">12 - Enabling, high population </text:span></text:p>
            <text:p><text:span text:style-name="T3">13 - Highly enabling, low population </text:span></text:p>
            <text:p><text:span text:style-name="T3">14 - Highly enabling, medium population </text:span></text:p>
            <text:p><text:span text:style-name="T3">15 - Highly enabling, high population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7" table:formula="of:=TRUE()" office:value-type="float" office:value="1" calcext:value-type="float">
            <text:p>1</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10" office:value-type="string" calcext:value-type="string">
            <text:p>Setup</text:p>
          </table:table-cell>
          <table:table-cell table:style-name="ce10"/>
          <table:table-cell table:style-name="ce23" table:number-columns-repeated="2"/>
          <table:table-cell table:style-name="ce33" office:value-type="string" calcext:value-type="string">
            <text:p><text:span text:style-name="T2">GEEST - Setup</text:span></text:p>
            <text:p/>
            <text:p><text:span text:style-name="T3">In this tab, the user must: </text:span></text:p>
            <text:p/>
            <text:p><text:span text:style-name="T2">Step 1:</text:span><text:span text:style-name="T4"> Set  the output directory. The output directory must be created by the user prior to setup and it is where all outputs from the tool will be stored; </text:span></text:p>
            <text:p/>
            <text:p><text:span text:style-name="T2">Step 2:</text:span><text:span text:style-name="T4"> Locate the boundary layer of the administrative level of analysis. The boundary layer must be in vector format (.shp); </text:span></text:p>
            <text:p/>
            <text:p><text:span text:style-name="T2">Step 3:</text:span><text:span text:style-name="T4"> Set the CRS by selecting the EPSG code for the region from the drop-down list. The recommended CRS for the tool to function optimally is the UTM Zone for the region.  A list of valid UTMs for SIDS can be found in the user manual; </text:span></text:p>
            <text:p/>
            <text:p><text:span text:style-name="T2">Step 4:</text:span><text:span text:style-name="T4">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style-name="ce45" office:value-type="float" office:value="100" calcext:value-type="float">
            <office:annotation draw:style-name="gr4" draw:text-style-name="P2" svg:width="12.543cm" svg:height="5.874cm" svg:x="63.644cm" svg:y="62.133cm" draw:caption-point-x="-0.406cm" draw:caption-point-y="-2.265cm">
              <dc:date>2024-09-16T00:00:00</dc:date>
              <text:p text:style-name="P1"><text:span text:style-name="T1">check this is created upon set up</text:span></text:p>
              <text:p text:style-name="P1"><text:span text:style-name="T1"><text:tab/></text:span><text:span text:style-name="T1">-Michelle von Maltitz</text:span></text:p>
            </office:annotation>
            <text:p>100</text:p>
          </table:table-cell>
          <table:table-cell table:style-name="ce45" table:formula="of:=TRUE()" office:value-type="float" office:value="1" calcext:value-type="float">
            <text:p>1</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63" office:value-type="string" calcext:value-type="string" table:number-columns-spanned="1" table:number-rows-spanned="3">
            <text:p>Aggregate</text:p>
          </table:table-cell>
          <table:table-cell table:style-name="ce63" office:value-type="string" calcext:value-type="string">
            <text:p>Contextual</text:p>
          </table:table-cell>
          <table:table-cell table:style-name="ce24" office:value-type="string" calcext:value-type="string">
            <text:p>Contectual Score</text:p>
          </table:table-cell>
          <table:table-cell table:style-name="ce24"/>
          <table:table-cell table:style-name="ce34" office:value-type="string" calcext:value-type="string">
            <text:p><text:span text:style-name="T2">Contextual Factor Aggregation </text:spa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text:span><text:span text:style-name="T4">: 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7"/>
          <table:table-cell table:style-name="ce63" office:value-type="string" calcext:value-type="string">
            <text:p>Accessibility</text:p>
          </table:table-cell>
          <table:table-cell table:style-name="ce24" office:value-type="string" calcext:value-type="string">
            <text:p>Accessibility Score</text:p>
          </table:table-cell>
          <table:table-cell table:style-name="ce24"/>
          <table:table-cell table:style-name="ce34" office:value-type="string" calcext:value-type="string">
            <text:p><text:span text:style-name="T2">Accessibility Factor Aggregation </text:spa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12"/>
          <table:table-cell table:style-name="ce63" office:value-type="string" calcext:value-type="string">
            <text:p>Place Characherisation</text:p>
          </table:table-cell>
          <table:table-cell table:style-name="ce24" office:value-type="string" calcext:value-type="string">
            <text:p>Place Score</text:p>
          </table:table-cell>
          <table:table-cell table:style-name="ce24"/>
          <table:table-cell table:style-name="ce34" office:value-type="string" calcext:value-type="string">
            <text:p><text:span text:style-name="T2">Place Characterization Factor Aggregation </text:spa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table-cell table:style-name="ce65" office:value-type="string" calcext:value-type="string" table:number-columns-spanned="1" table:number-rows-spanned="3">
            <text:p>Insignts</text:p>
          </table:table-cell>
          <table:table-cell table:style-name="ce65" office:value-type="string" calcext:value-type="string">
            <text:p>Enablement</text:p>
          </table:table-cell>
          <table:table-cell table:style-name="ce25" table:number-columns-repeated="2"/>
          <table:table-cell table:style-name="ce35" office:value-type="string" calcext:value-type="string">
            <text:p><text:span text:style-name="T2">Insights - Enablement</text:span></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
            <text:p><text:span text:style-name="T2">Step 1: </text:span><text:span text:style-name="T4">Classify into discrete classes</text:span></text:p>
            <text:p/>
            <text:p><text:span text:style-name="T2">Enablement Score Input layer</text:span><text:span text:style-name="T4"> (required): The dimension or final weighted aggregated score layer of interest (.tif). Scores are grouped into five discrete classes as defined in the 'About' Tab.</text:span></text:p>
            <text:p/>
            <text:p><text:span text:style-name="T2">Output</text:span><text:span text:style-name="T4"> </text:span><text:span text:style-name="T5">(Level of Enablment)</text:span><text:span text:style-name="T4">:  The enablement score input layer classified into five discrete level of enablement classes.</text:span></text:p>
            <text:p><text:span text:style-name="T3">Population Input layer (required): A population count layer (.tif). This should be represented as the count of women in each raster cell.</text:span></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p>
            <text:p/>
            <text:p><text:span text:style-name="T2">Step 2: Combine score and population classifications</text:span></text:p>
            <text:p><text:span text:style-name="T3">Level of Enablment Input Layer: The level of enablement output raster layer produced in step 1.</text:span></text:p>
            <text:p><text:span text:style-name="T3">Relative Population Count Input Layer: The relative population count raster layer produced in step 1.</text:span></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 </text:span></text:p>
            <text:p/>
            <text:p><text:span text:style-name="T2">Step 3</text:span><text:span text:style-name="T4">: </text:span><text:span text:style-name="T5">Aggregation</text:span></text:p>
            <text:p/>
            <text:p><text:span text:style-name="T2">Combine Classification Input Layer:</text:span><text:span text:style-name="T4"> The combine classification output raster layer produced in step 2.</text:span></text:p>
            <text:p/>
            <text:p><text:span text:style-name="T2">Aggregation Input Layer:</text:span><text:span text:style-name="T4"> A polygon layer representing boundaries of interest for aggregation (e.g. municipal boundary layer) </text:span></text:p>
            <text:p/>
            <text:p><text:span text:style-name="T2">Output (Aggregation):</text:span><text:span text:style-name="T4"> A polygon layer showing the 15 score-population classes produced in step 2 aggregated to the scale of the aggregation input layer using the majority class. </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7"/>
          <table:table-cell table:style-name="ce65" office:value-type="string" calcext:value-type="string">
            <text:p>Re Zone Raster Locations</text:p>
          </table:table-cell>
          <table:table-cell table:style-name="ce25" table:number-columns-repeated="2"/>
          <table:table-cell table:style-name="ce35" office:value-type="string" calcext:value-type="string">
            <text:p><text:span text:style-name="T2">Insights - Raster Locations</text:span></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
            <text:p><text:span text:style-name="T2">Combine Classification Input Layer: </text:span><text:span text:style-name="T4">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Potential RE Zones Input Layer: </text:span><text:span text:style-name="T4">A raster layer highlighting the potetial RE zones. Pixels of zones in the region that have no RE potential needs to be represented with "no data" or "inf" values in the raster file.</text:span></text:p>
            <text:p/>
            <text:p><text:span text:style-name="T2">Output (RE zones): </text:span><text:span text:style-name="T4">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table:covered-table-cell table:style-name="ce12"/>
          <table:table-cell table:style-name="ce65" office:value-type="string" calcext:value-type="string">
            <text:p>Re Point Locations</text:p>
          </table:table-cell>
          <table:table-cell table:style-name="ce25" table:number-columns-repeated="2"/>
          <table:table-cell table:style-name="ce35" office:value-type="string" calcext:value-type="string">
            <text:p><text:span text:style-name="T2">Insights - Point Locations</text:span></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
            <text:p><text:span text:style-name="T2">Combine Classification Input Layer:</text:span><text:span text:style-name="T4"> 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RE Point Location Input Layer</text:span><text:span text:style-name="T4">: Point locations of interest (.shp). This could be existing RE job locations or other points of interest.</text:span></text:p>
            <text:p><text:span text:style-name="T3">Buffer Distance: Maximum radial distance of circular buffer from point location in meters.</text:span></text:p>
            <text:p/>
            <text:p><text:span text:style-name="T2">Output (RE Point):</text:span><text:span text:style-name="T4">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4" table:number-rows-repeated="965">
          <table:table-cell table:number-columns-repeated="6"/>
          <table:table-cell table:style-name="ce40" table:number-columns-repeated="3"/>
          <table:table-cell table:style-name="ce44" table:number-columns-repeated="2"/>
          <table:table-cell table:style-name="ce40" table:number-columns-repeated="2"/>
          <table:table-cell table:style-name="ce44" table:number-columns-repeated="2"/>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number-columns-repeated="996"/>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7">00/00/0000</text:date>, <text:time style:data-style-name="N2" text:time-value="22:38:10.3515730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7T22:21:42.189516058</dc:date>
    <meta:editing-duration>PT23H43M30S</meta:editing-duration>
    <meta:editing-cycles>4</meta:editing-cycles>
    <meta:document-statistic meta:table-count="1" meta:cell-count="912" meta:object-count="0"/>
  </office:meta>
</office:document-meta>
</file>